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OBJECT-outline1">
      <style:graphic-properties draw:stroke="none" svg:stroke-width="0cm" draw:fill="solid" draw:fill-color="#bbd6e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bbd6ee"/>
      <style:paragraph-properties fo:text-align="center" style:writing-mode="lr-tb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8" style:family="paragraph">
      <loext:graphic-properties draw:fill="solid" draw:fill-color="#c4e0b2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solid" draw:fill-color="#c4e0b2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frame draw:name="Google Shape;248;p19" presentation:style-name="pr1" draw:text-style-name="P4" draw:layer="layout" svg:width="24.149cm" svg:height="6.632cm" svg:x="1.924cm" svg:y="6.568cm" presentation:class="outline" presentation:user-transformed="true">
          <draw:text-box>
            <text:list text:style-name="L1">
              <text:list-item>
                <text:p text:style-name="P1"><text:span text:style-name="T1">Listen to the arguments for each of the different candidates.</text:span></text:p>
              </text:list-item>
            </text:list>
            <text:p text:style-name="P2"><text:span text:style-name="T1"/></text:p>
            <text:list text:continue-numbering="true" text:style-name="L1">
              <text:list-item>
                <text:p text:style-name="P3"><text:span text:style-name="T1">Then the Witan will vote. Raise your hand for one candidate only.</text:span></text:p>
              </text:list-item>
            </text:list>
          </draw:text-box>
        </draw:frame>
        <draw:frame draw:name="Google Shape;249;p19" presentation:style-name="pr2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0;p19" draw:style-name="gr1" draw:text-style-name="P8" draw:layer="layout" svg:width="10.161cm" svg:height="4.825cm" svg:x="8.919cm" svg:y="1.074cm">
          <text:p text:style-name="P7"><text:span text:style-name="T3">Decision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19" draw:style-name="gr1" draw:text-style-name="P10" xml:id="id1" draw:id="id1" draw:layer="layout" svg:width="24.149cm" svg:height="2.287cm" svg:x="1.924cm" svg:y="13.913cm">
          <text:p text:style-name="P9"><text:span text:style-name="T4">The real Witan chose Harold Godwinson. He was crowned King of England on 6</text:span><text:span text:style-name="T5">th</text:span><text:span text:style-name="T4"> January 1066. What do you think happened n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19" draw:style-name="gr2" draw:text-style-name="P11" draw:layer="layout" svg:width="6.938cm" svg:height="1.017cm" svg:x="19.477cm" svg:y="0.546cm">
          <text:p text:style-name="P9"><text:span text:style-name="T6">De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targetElement="id1" smil:attributeName="y" smil:values="y+1;y" smil:keyTimes="0;1"/>
                </anim:par>
              </anim:par>
            </anim:par>
          </anim:seq>
        </anim:par>
        <presentation:notes draw:style-name="dp1">
          <office:forms form:automatic-focus="false" form:apply-design-mode="false"/>
          <draw:frame draw:name="Google Shape;245;p19:notes" presentation:style-name="pr3" draw:text-style-name="P12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246;p19:notes" draw:style-name="gr3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office:forms form:automatic-focus="false" form:apply-design-mode="false"/>
      <draw:frame draw:name="Google Shape;22;p22" presentation:style-name="OBJECT-title" draw:layer="backgroundobjects" svg:width="24.149cm" svg:height="4.058cm" svg:x="1.924cm" svg:y="1.117cm" presentation:class="title" presentation:placeholder="true" presentation:user-transformed="true">
        <draw:text-box/>
      </draw:frame>
      <draw:frame draw:name="Google Shape;23;p22" presentation:style-name="OBJECT-outline1" draw:layer="backgroundobjects" svg:width="24.149cm" svg:height="13.323cm" svg:x="1.924cm" svg:y="5.59cm" presentation:class="outline" presentation:placeholder="true" presentation:user-transformed="true">
        <draw:text-box/>
      </draw:frame>
      <draw:frame draw:name="Google Shape;24;p22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25;p22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6;p22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BJECT-title" draw:layer="backgroundobjects" svg:width="18.665cm" svg:height="11.136cm" svg:x="1.166cm" svg:y="2.256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2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9.112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9.112cm" svg:height="1.484cm" svg:x="0cm" svg:y="28.21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9.112cm" svg:height="1.484cm" svg:x="11.886cm" svg:y="28.214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5:32:35.284846017</meta:creation-date>
    <meta:editing-duration>PT20S</meta:editing-duration>
    <meta:editing-cycles>2</meta:editing-cycles>
    <meta:generator>LibreOffice/6.3.5.2$Linux_X86_64 LibreOffice_project/30$Build-2</meta:generator>
    <dc:title>Blank</dc:title>
    <dc:date>2020-03-10T15:32:54.982966947</dc:date>
    <meta:document-statistic meta:object-count="52"/>
    <meta:template xlink:type="simple" xlink:actuate="onRequest" xlink:title="Blank" xlink:href="../../../../../../../../../../../../../templates/Blan.otp" meta:date="2020-03-10T15:32:34.985592133"/>
  </office:meta>
</office:document-meta>
</file>